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dbd9" officeooo:paragraph-rsid="0002dbd9"/>
    </style:style>
    <style:style style:name="P2" style:family="paragraph" style:parent-style-name="Standard" style:list-style-name="L1">
      <style:text-properties officeooo:rsid="0002dbd9" officeooo:paragraph-rsid="0002dbd9"/>
    </style:style>
    <style:style style:name="P3" style:family="paragraph" style:parent-style-name="Standard" style:list-style-name="L1">
      <style:text-properties officeooo:rsid="0003de3b" officeooo:paragraph-rsid="0003de3b"/>
    </style:style>
    <style:style style:name="P4" style:family="paragraph" style:parent-style-name="Standard" style:list-style-name="L1">
      <style:text-properties officeooo:rsid="00041eb2" officeooo:paragraph-rsid="00041eb2"/>
    </style:style>
    <style:style style:name="P5" style:family="paragraph" style:parent-style-name="Standard" style:list-style-name="L1">
      <style:text-properties officeooo:rsid="0005d01e" officeooo:paragraph-rsid="0005d01e"/>
    </style:style>
    <style:style style:name="P6" style:family="paragraph" style:parent-style-name="Standard">
      <style:text-properties officeooo:rsid="0005d01e" officeooo:paragraph-rsid="0005d01e"/>
    </style:style>
    <style:style style:name="P7" style:family="paragraph" style:parent-style-name="Standard" style:list-style-name="L2">
      <style:text-properties officeooo:rsid="0005d01e" officeooo:paragraph-rsid="0005d01e"/>
    </style:style>
    <style:style style:name="P8" style:family="paragraph" style:parent-style-name="Standard" style:list-style-name="L2">
      <style:text-properties officeooo:rsid="0006ce04" officeooo:paragraph-rsid="0006ce04"/>
    </style:style>
    <style:style style:name="P9" style:family="paragraph" style:parent-style-name="Standard" style:list-style-name="L2">
      <style:text-properties officeooo:rsid="0007b206" officeooo:paragraph-rsid="0007b206"/>
    </style:style>
    <style:style style:name="T1" style:family="text">
      <style:text-properties officeooo:rsid="0007b2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ie 542 Kabel → Gevelsberg BHF</text:p>
      <text:p text:style-name="P1"/>
      <text:list xml:id="list3417339297" text:style-name="L1">
        <text:list-item>
          <text:p text:style-name="P2">Wendeschleife Kabel links </text:p>
        </text:list-item>
        <text:list-item>
          <text:p text:style-name="P2">große Ampel links → Schwerter Straße</text:p>
        </text:list-item>
        <text:list-item>
          <text:p text:style-name="P3">nach HST Boele Markt links → Hagener Straße</text:p>
        </text:list-item>
        <text:list-item>
          <text:p text:style-name="P3">links → Boeler Ring → HST Stennesufer</text:p>
        </text:list-item>
        <text:list-item>
          <text:p text:style-name="P3">HST Loxbaum rechts → Boeler Straße</text:p>
        </text:list-item>
        <text:list-item>
          <text:p text:style-name="P3">Ampel links → Alexanderstraße → Ischelandteich</text:p>
        </text:list-item>
        <text:list-item>
          <text:p text:style-name="P3">rechts → Zehlendorfer Straße</text:p>
        </text:list-item>
        <text:list-item>
          <text:p text:style-name="P3">Ampel nach HST Hildegardisschule links → Märkischer Ring</text:p>
        </text:list-item>
        <text:list-item>
          <text:p text:style-name="P3">Ampel Sanitätshaus Riepe rechts</text:p>
        </text:list-item>
        <text:list-item>
          <text:p text:style-name="P3">Kreisel 2. gerade aus → Innenstadt</text:p>
        </text:list-item>
        <text:list-item>
          <text:p text:style-name="P3">Ampel HST Volkspark gerade aus</text:p>
        </text:list-item>
        <text:list-item>
          <text:p text:style-name="P3">Althagener Brücke (Günlük Taze) links → HA BHF</text:p>
        </text:list-item>
        <text:list-item>
          <text:p text:style-name="P3">Sondersignal Schwenke gerade aus</text:p>
        </text:list-item>
        <text:list-item>
          <text:p text:style-name="P3">links → HST Volkshochschule → Junky-Pavillion</text:p>
        </text:list-item>
        <text:list-item>
          <text:p text:style-name="P3">nach HST Akku Hawker links → Wehringhauser Straße</text:p>
        </text:list-item>
        <text:list-item>
          <text:p text:style-name="P3">Mercedes Jürgens links → Berliner Straße</text:p>
        </text:list-item>
        <text:list-item>
          <text:p text:style-name="P3">Märkische Bank links → Swollinsky Straße</text:p>
        </text:list-item>
        <text:list-item>
          <text:p text:style-name="P3">gerade aus → HST Haspe Zentrum</text:p>
        </text:list-item>
        <text:list-item>
          <text:p text:style-name="P3">Ende links → Kölner Straße</text:p>
        </text:list-item>
        <text:list-item>
          <text:p text:style-name="P4">Kreisel HST Westerbauer Schleife 2. gerade aus</text:p>
        </text:list-item>
        <text:list-item>
          <text:p text:style-name="P4">rechts → Nirgenastraße → Mittelstraße</text:p>
        </text:list-item>
        <text:list-item>
          <text:p text:style-name="P4">rechts → HST Rathaus </text:p>
        </text:list-item>
        <text:list-item>
          <text:p text:style-name="P5">Ende links → Gartenstraße</text:p>
        </text:list-item>
        <text:list-item>
          <text:p text:style-name="P5">danach rechts → Wittener Straße</text:p>
        </text:list-item>
        <text:list-item>
          <text:p text:style-name="P5">nächste rechts → Wittener Straße</text:p>
        </text:list-item>
        <text:list-item>
          <text:p text:style-name="P5">gerade aus → Rheinische Straße</text:p>
        </text:list-item>
        <text:list-item>
          <text:p text:style-name="P5">Wendeschleife Gevelsberg Bahnhof drehen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Linie 5<text:span text:style-name="T1">42</text:span> Gevelsberg Bahnhof → Kabel</text:p>
      <text:p text:style-name="P6"/>
      <text:list xml:id="list1576040743" text:style-name="L2">
        <text:list-item>
          <text:p text:style-name="P7">rechts → links → Wittener Straße</text:p>
        </text:list-item>
        <text:list-item>
          <text:p text:style-name="P7">gerade aus → Mauerstraße</text:p>
        </text:list-item>
        <text:list-item>
          <text:p text:style-name="P7">links → Wasserstraße</text:p>
        </text:list-item>
        <text:list-item>
          <text:p text:style-name="P7">nach HST Lusebrink rechts → Mittelstraße</text:p>
        </text:list-item>
        <text:list-item>
          <text:p text:style-name="P7">Ende links → Hagener Straße</text:p>
        </text:list-item>
        <text:list-item>
          <text:p text:style-name="P7">Kreisel 2. gerade aus → HST Westerbauer Schleife</text:p>
        </text:list-item>
        <text:list-item>
          <text:p text:style-name="P8">nach HST rechts → Kölner Straße</text:p>
        </text:list-item>
        <text:list-item>
          <text:p text:style-name="P8">rechts → HST Hasper Torhaus</text:p>
        </text:list-item>
        <text:list-item>
          <text:p text:style-name="P8">rechts → Berliner Straße</text:p>
        </text:list-item>
        <text:list-item>
          <text:p text:style-name="P8">Mercedes Jürgens rechts → Berliner Straße</text:p>
        </text:list-item>
        <text:list-item>
          <text:p text:style-name="P8">rechts → Wehringhauser Straße → HST Akku Hawker</text:p>
        </text:list-item>
        <text:list-item>
          <text:p text:style-name="P8">HST Volkshochschule rechts → Wehringshauser Straße</text:p>
        </text:list-item>
        <text:list-item>
          <text:p text:style-name="P8">HST Schwenke gerade aus → HA BHF</text:p>
        </text:list-item>
        <text:list-item>
          <text:p text:style-name="P8">Althagener Brücke (Günlük Taze) rechts </text:p>
        </text:list-item>
        <text:list-item>
          <text:p text:style-name="P8">→ Innenstadt</text:p>
        </text:list-item>
        <text:list-item>
          <text:p text:style-name="P8">Kreisel 2. gerade aus</text:p>
        </text:list-item>
        <text:list-item>
          <text:p text:style-name="P8">Ampel Riepe Sanitätshaus links</text:p>
        </text:list-item>
        <text:list-item>
          <text:p text:style-name="P8">nächste Ampel rechts → HST Hildegardisschule</text:p>
        </text:list-item>
        <text:list-item>
          <text:p text:style-name="P8">Ende links → Eduard-Müller-Straße</text:p>
        </text:list-item>
        <text:list-item>
          <text:p text:style-name="P8">Ampel rechts → Boeler Straße</text:p>
        </text:list-item>
        <text:list-item>
          <text:p text:style-name="P8">Ampel HST Loxbaum links → Hagener Straße</text:p>
        </text:list-item>
        <text:list-item>
          <text:p text:style-name="P8">Ampel „First Stop“ rechts → Hagener Straße</text:p>
        </text:list-item>
        <text:list-item>
          <text:p text:style-name="P9">rechts → Schwerter Straße → Boele Markt</text:p>
        </text:list-item>
        <text:list-item>
          <text:p text:style-name="P9">nach HST Borgenfeldstraße rechts → Wendeschleife Kabe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7:21:55.159447527</meta:creation-date>
    <dc:date>2020-05-13T18:54:57.182018972</dc:date>
    <meta:editing-duration>PT2M</meta:editing-duration>
    <meta:editing-cycles>1</meta:editing-cycles>
    <meta:generator>LibreOffice/6.0.7.3$Linux_X86_64 LibreOffice_project/00m0$Build-3</meta:generator>
    <meta:print-date>2020-05-13T18:55:28.317627258</meta:print-date>
    <meta:document-statistic meta:table-count="0" meta:image-count="0" meta:object-count="0" meta:page-count="2" meta:paragraph-count="53" meta:word-count="346" meta:character-count="1914" meta:non-whitespace-character-count="1669"/>
  </office:meta>
</office:document-meta>
</file>